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$ dd if=источник_копирования of=место_назначения параметры</text:p>
      <text:p text:style-name="Standard"/>
      <text:p text:style-name="Standard">Теперь давайте рассмотрим дополнительные параметры:</text:p>
      <text:p text:style-name="Standard"/>
      <text:p text:style-name="Standard">bs - указывает сколько байт читать и записывать за один раз;</text:p>
      <text:p text:style-name="Standard">cbs - сколько байт нужно записывать за один раз;</text:p>
      <text:p text:style-name="Standard">count - скопировать указанное количество блоков, размер одного блока указывается в параметре bs;</text:p>
      <text:p text:style-name="Standard">conv - применить фильтры к потоку данных;</text:p>
      <text:p text:style-name="Standard">ibs - читать указанное количество байт за раз;</text:p>
      <text:p text:style-name="Standard">obs - записывать указанное количество байт за раз;</text:p>
      <text:p text:style-name="Standard">seek - пропустить указанное количество байт в начале устройства для чтения;</text:p>
      <text:p text:style-name="Standard">skip - пропустить указанное количество байт в начале устройства вывода;</text:p>
      <text:p text:style-name="Standard">status - указывает насколько подробным нужно сделать вывод;</text:p>
      <text:p text:style-name="Standard">iflag, oflag - позволяет задать дополнительные флаги работы для устройства ввода и вывода, основные из них: nocache, nofollow.</text:p>
      <text:p text:style-name="Standard"/>
      <text:p text:style-name="Standard"/>
      <text:p text:style-name="Standard">bs=</text:p>
      <text:p text:style-name="Standard">с - один символ;</text:p>
      <text:p text:style-name="Standard">b - 512 байт;</text:p>
      <text:p text:style-name="Standard">kB - 1000 байт;</text:p>
      <text:p text:style-name="Standard">K - 1024 байт;</text:p>
      <text:p text:style-name="Standard">MB - 1000 килобайт;</text:p>
      <text:p text:style-name="Standard">M - 1024 килобайт;</text:p>
      <text:p text:style-name="Standard">GB - 1000 мегабайт;</text:p>
      <text:p text:style-name="Standard">G - 1024 мегабайт.</text:p>
      <text:p text:style-name="Standard"/>
      <text:p text:style-name="Standard">Следующий параметр - это count. С помощью него можно указать сколько блоков необходимо скопировать. Например, мы можем создать файл размером 512 мегабайт, заполнив его нулями из /dev/zero или случайными цифрами из /dev/random:</text:p>
      <text:p text:style-name="Standard"/>
      <text:p text:style-name="Standard"><text:s/>sudo dd if=/dev/zero of=file.img bs=1M count=512</text:p>
      <text:p text:style-name="Standard"><text:s/>sudo dd if=/dev/random of=/dev/sda1 bs=1M count=512</text:p>
      <text:p text:style-name="Standard"/>
      <text:p text:style-name="Standard">Для указания флагов чтения и записи через запятую может использоваться параметр iflag. Наиболее часто используемыми флагами являются:</text:p>
      <text:p text:style-name="Standard"/>
      <text:p text:style-name="Standard">append — активация режима дописывания данных в целевой файл.</text:p>
      <text:p text:style-name="Standard">direct — режим обработки данных в обход кэша файловых систем (повышает скорость).</text:p>
      <text:p text:style-name="Standard">dsync — режим записи данных с синхронизацией (повышает надежность).</text:p>
      <text:p text:style-name="Standard">sync — режим записи данных и метаданных с синхронизацией (повышает надежность).</text:p>
      <text:p text:style-name="Standard">fullblock — чтение лишь полных блоков.</text:p>
      <text:p text:style-name="Standard">nonblock — активация режима неблокируемого ввода/вывода (повышает скорость).</text:p>
      <text:p text:style-name="Standard">noatime — отключение механизма обновления меток времени элементов файловой системы (повышает скорость).</text:p>
      <text:p text:style-name="Standard">nofollow — отказ от перехода по символьным ссылкам.</text:p>
      <text:p text:style-name="Standard"/>
      <text:p text:style-name="Standard">файл размером 2.3 mb</text:p>
      <text:p text:style-name="Standard">sudo dd if=/dev/zero of=/USB-SSD/test/1000_img bs=2300 count=1000</text:p>
      <text:p text:style-name="Standard"/>
      <text:p text:style-name="Standard"/>
      <text:p text:style-name="Standard">файл размером 100 mb</text:p>
      <text:p text:style-name="Standard">sudo dd if=/dev/zero of=/USB-SSD/test/zerofile_100mb bs=1000000 count=100 conv=noerror,sync</text:p>
      <text:p text:style-name="Standard">sudo dd if=/dev/zero of=/USB-SSD/test/zerofile_100mb bs=1000000 count=100 </text:p>
      <text:p text:style-name="Standard"/>
      <text:p text:style-name="Standard">файл размером 1 гиг</text:p>
      <text:p text:style-name="Standard"><text:soft-page-break/>sudo dd if=/dev/zero of=/USB-SSD/test/zerofile bs=1000000 count=1000 conv=noerror,sync</text:p>
      <text:p text:style-name="Standard">sudo dd if=/dev/random of=/USB-SSD/test/randfile bs=1000000 count=1000 conv=noerror,sync</text:p>
      <text:p text:style-name="Standard"/>
      <text:p text:style-name="Standard">файл размером 10 гиг</text:p>
      <text:p text:style-name="Standard">sudo dd if=/dev/zero of=/USB-SSD/test/zerofile_10G bs=1000000 count=10000 </text:p>
      <text:p text:style-name="Standard">sudo dd if=/dev/random of=/USB-SSD/test/randfile10 bs=1000000 count=10000 conv=noerror,sync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9T08:18:30.586195664</meta:creation-date>
    <dc:date>2024-09-29T08:20:03.460335061</dc:date>
    <meta:editing-duration>PT1M33S</meta:editing-duration>
    <meta:editing-cycles>1</meta:editing-cycles>
    <meta:document-statistic meta:table-count="0" meta:image-count="0" meta:object-count="0" meta:page-count="2" meta:paragraph-count="44" meta:word-count="336" meta:character-count="2579" meta:non-whitespace-character-count="2275"/>
    <meta:generator>LibreOffice/7.3.7.2$Linux_X86_64 LibreOffice_project/30$Build-2</meta:generator>
  </office:meta>
</office:document-meta>
</file>